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eb0b" officeooo:paragraph-rsid="001feb0b"/>
    </style:style>
    <style:style style:name="P2" style:family="paragraph" style:parent-style-name="Standard" style:list-style-name="L1">
      <style:text-properties officeooo:rsid="0020f5e6" officeooo:paragraph-rsid="0020f5e6"/>
    </style:style>
    <style:style style:name="P3" style:family="paragraph" style:parent-style-name="Standard" style:list-style-name="L1">
      <style:text-properties officeooo:rsid="0022974d" officeooo:paragraph-rsid="0022974d"/>
    </style:style>
    <style:style style:name="P4" style:family="paragraph" style:parent-style-name="Standard" style:list-style-name="L1">
      <style:text-properties officeooo:rsid="002478ea" officeooo:paragraph-rsid="002478ea"/>
    </style:style>
    <style:style style:name="P5" style:family="paragraph" style:parent-style-name="Standard" style:list-style-name="L1">
      <style:text-properties officeooo:rsid="0024a66d" officeooo:paragraph-rsid="0024a66d"/>
    </style:style>
    <style:style style:name="P6" style:family="paragraph" style:parent-style-name="Standard" style:list-style-name="L1">
      <style:text-properties officeooo:rsid="0024b46a" officeooo:paragraph-rsid="0024b46a"/>
    </style:style>
    <style:style style:name="P7" style:family="paragraph" style:parent-style-name="Standard" style:list-style-name="L1">
      <style:text-properties officeooo:rsid="0026124c" officeooo:paragraph-rsid="0026124c"/>
    </style:style>
    <style:style style:name="P8" style:family="paragraph" style:parent-style-name="Standard" style:list-style-name="L1">
      <style:text-properties officeooo:rsid="0027ab84" officeooo:paragraph-rsid="0027ab84"/>
    </style:style>
    <style:style style:name="P9" style:family="paragraph" style:parent-style-name="Standard" style:list-style-name="L1">
      <style:text-properties officeooo:rsid="0028c494" officeooo:paragraph-rsid="0028c494"/>
    </style:style>
    <style:style style:name="P10" style:family="paragraph" style:parent-style-name="Standard" style:list-style-name="L1">
      <style:text-properties officeooo:rsid="0028d0b1" officeooo:paragraph-rsid="0028d0b1"/>
    </style:style>
    <style:style style:name="P11" style:family="paragraph" style:parent-style-name="Standard" style:list-style-name="L1">
      <style:text-properties officeooo:rsid="00291ed6" officeooo:paragraph-rsid="00291ed6"/>
    </style:style>
    <style:style style:name="P12" style:family="paragraph" style:parent-style-name="Standard" style:list-style-name="L1">
      <style:text-properties officeooo:rsid="002a2e0c" officeooo:paragraph-rsid="002a2e0c"/>
    </style:style>
    <style:style style:name="P13" style:family="paragraph" style:parent-style-name="Standard" style:list-style-name="L1">
      <style:text-properties officeooo:rsid="0031344d" officeooo:paragraph-rsid="0031344d"/>
    </style:style>
    <style:style style:name="P14" style:family="paragraph" style:parent-style-name="Standard" style:list-style-name="L1">
      <style:text-properties officeooo:rsid="003331de" officeooo:paragraph-rsid="003331de"/>
    </style:style>
    <style:style style:name="P15" style:family="paragraph" style:parent-style-name="Standard" style:list-style-name="L1">
      <style:text-properties officeooo:rsid="00358a94" officeooo:paragraph-rsid="00358a94"/>
    </style:style>
    <style:style style:name="P16" style:family="paragraph" style:parent-style-name="Standard" style:list-style-name="L1">
      <style:text-properties officeooo:rsid="0036ffb6" officeooo:paragraph-rsid="0036ffb6"/>
    </style:style>
    <style:style style:name="P17" style:family="paragraph" style:parent-style-name="Standard" style:list-style-name="L1">
      <style:text-properties officeooo:rsid="003ab040" officeooo:paragraph-rsid="003ab040"/>
    </style:style>
    <style:style style:name="P18" style:family="paragraph" style:parent-style-name="Standard" style:list-style-name="L1">
      <style:text-properties officeooo:rsid="003c572e" officeooo:paragraph-rsid="003c572e"/>
    </style:style>
    <style:style style:name="P19" style:family="paragraph" style:parent-style-name="Standard" style:list-style-name="L1">
      <style:text-properties officeooo:rsid="003d2d1d" officeooo:paragraph-rsid="003d2d1d"/>
    </style:style>
    <style:style style:name="P20" style:family="paragraph" style:parent-style-name="Standard">
      <style:text-properties officeooo:rsid="003d2d1d" officeooo:paragraph-rsid="003d2d1d"/>
    </style:style>
    <style:style style:name="P21" style:family="paragraph" style:parent-style-name="Standard" style:list-style-name="L1">
      <style:text-properties officeooo:rsid="003d629c" officeooo:paragraph-rsid="003d629c"/>
    </style:style>
    <style:style style:name="P22" style:family="paragraph" style:parent-style-name="Standard" style:list-style-name="L1">
      <style:text-properties officeooo:rsid="003d7151" officeooo:paragraph-rsid="003d7151"/>
    </style:style>
    <style:style style:name="P23" style:family="paragraph" style:parent-style-name="Standard" style:list-style-name="L1">
      <style:text-properties officeooo:rsid="0040778a" officeooo:paragraph-rsid="0040778a"/>
    </style:style>
    <style:style style:name="P24" style:family="paragraph" style:parent-style-name="Standard" style:list-style-name="L1">
      <style:text-properties officeooo:rsid="0040aa22" officeooo:paragraph-rsid="0040aa22"/>
    </style:style>
    <style:style style:name="P25" style:family="paragraph" style:parent-style-name="Standard" style:list-style-name="L1">
      <style:text-properties officeooo:rsid="0040fca5" officeooo:paragraph-rsid="0040fca5"/>
    </style:style>
    <style:style style:name="P26" style:family="paragraph" style:parent-style-name="Standard" style:list-style-name="L1">
      <style:text-properties officeooo:rsid="0043037c" officeooo:paragraph-rsid="0043037c"/>
    </style:style>
    <style:style style:name="P27" style:family="paragraph" style:parent-style-name="Standard" style:list-style-name="L1">
      <style:text-properties officeooo:rsid="004510b7" officeooo:paragraph-rsid="004510b7"/>
    </style:style>
    <style:style style:name="P28" style:family="paragraph" style:parent-style-name="Standard" style:list-style-name="L1">
      <style:text-properties officeooo:rsid="0048c9eb" officeooo:paragraph-rsid="0048c9eb"/>
    </style:style>
    <style:style style:name="P29" style:family="paragraph" style:parent-style-name="Standard">
      <style:text-properties officeooo:rsid="0048c9eb" officeooo:paragraph-rsid="0048c9eb"/>
    </style:style>
    <style:style style:name="P30" style:family="paragraph" style:parent-style-name="Standard" style:list-style-name="L1">
      <style:text-properties officeooo:rsid="004a5f09" officeooo:paragraph-rsid="004a5f09"/>
    </style:style>
    <style:style style:name="P31" style:family="paragraph" style:parent-style-name="Standard" style:list-style-name="L1">
      <style:text-properties officeooo:rsid="004ce017" officeooo:paragraph-rsid="004ce017"/>
    </style:style>
    <style:style style:name="P32" style:family="paragraph" style:parent-style-name="Standard" style:list-style-name="L1">
      <style:text-properties officeooo:rsid="004ddf80" officeooo:paragraph-rsid="004ddf80"/>
    </style:style>
    <style:style style:name="P33" style:family="paragraph" style:parent-style-name="Standard" style:list-style-name="L1">
      <style:text-properties officeooo:rsid="004fa478" officeooo:paragraph-rsid="004fa478"/>
    </style:style>
    <style:style style:name="P34" style:family="paragraph" style:parent-style-name="Standard" style:list-style-name="L1">
      <style:text-properties officeooo:rsid="0050380a" officeooo:paragraph-rsid="0050380a"/>
    </style:style>
    <style:style style:name="P35" style:family="paragraph" style:parent-style-name="Standard" style:list-style-name="L1">
      <style:text-properties officeooo:rsid="0054619d" officeooo:paragraph-rsid="0054619d"/>
    </style:style>
    <style:style style:name="P36" style:family="paragraph" style:parent-style-name="Standard" style:list-style-name="L1">
      <style:text-properties officeooo:rsid="0054cf6b" officeooo:paragraph-rsid="0054cf6b"/>
    </style:style>
    <style:style style:name="P37" style:family="paragraph" style:parent-style-name="Standard">
      <style:text-properties officeooo:rsid="0054cf6b" officeooo:paragraph-rsid="0054cf6b"/>
    </style:style>
    <style:style style:name="P38" style:family="paragraph" style:parent-style-name="Standard">
      <style:text-properties officeooo:rsid="0058717c" officeooo:paragraph-rsid="0058717c"/>
    </style:style>
    <style:style style:name="P39" style:family="paragraph" style:parent-style-name="Standard">
      <style:text-properties officeooo:rsid="0059379d" officeooo:paragraph-rsid="0059379d"/>
    </style:style>
    <style:style style:name="P40" style:family="paragraph" style:parent-style-name="Standard" style:list-style-name="L2">
      <style:text-properties officeooo:rsid="0059379d" officeooo:paragraph-rsid="0059379d"/>
    </style:style>
    <style:style style:name="P41" style:family="paragraph" style:parent-style-name="Standard" style:list-style-name="L2">
      <style:text-properties officeooo:rsid="005b15ad" officeooo:paragraph-rsid="005b15ad"/>
    </style:style>
    <style:style style:name="P42" style:family="paragraph" style:parent-style-name="Standard" style:list-style-name="L2">
      <style:text-properties officeooo:rsid="005cfcd5" officeooo:paragraph-rsid="005cfcd5"/>
    </style:style>
    <style:style style:name="P43" style:family="paragraph" style:parent-style-name="Standard" style:list-style-name="L2">
      <style:text-properties officeooo:rsid="005e9a06" officeooo:paragraph-rsid="005e9a06"/>
    </style:style>
    <style:style style:name="P44" style:family="paragraph" style:parent-style-name="Standard" style:list-style-name="L2">
      <style:text-properties officeooo:rsid="0061ae63" officeooo:paragraph-rsid="0061ae63"/>
    </style:style>
    <style:style style:name="P45" style:family="paragraph" style:parent-style-name="Standard" style:list-style-name="L2">
      <style:text-properties officeooo:rsid="00634dc6" officeooo:paragraph-rsid="00634dc6"/>
    </style:style>
    <style:style style:name="P46" style:family="paragraph" style:parent-style-name="Standard" style:list-style-name="L2">
      <style:text-properties officeooo:rsid="0065d0b5" officeooo:paragraph-rsid="0065d0b5"/>
    </style:style>
    <style:style style:name="P47" style:family="paragraph" style:parent-style-name="Standard" style:list-style-name="L2">
      <style:text-properties officeooo:rsid="00679a7e" officeooo:paragraph-rsid="00679a7e"/>
    </style:style>
    <style:style style:name="P48" style:family="paragraph" style:parent-style-name="Standard" style:list-style-name="L2">
      <style:text-properties officeooo:rsid="0067ea0c" officeooo:paragraph-rsid="0067ea0c"/>
    </style:style>
    <style:style style:name="P49" style:family="paragraph" style:parent-style-name="Standard" style:list-style-name="L2">
      <style:text-properties officeooo:rsid="0068f4fb" officeooo:paragraph-rsid="0068f4fb"/>
    </style:style>
    <style:style style:name="P50" style:family="paragraph" style:parent-style-name="Standard" style:list-style-name="L2">
      <style:text-properties officeooo:rsid="006a8340" officeooo:paragraph-rsid="006a8340"/>
    </style:style>
    <style:style style:name="P51" style:family="paragraph" style:parent-style-name="Standard" style:list-style-name="L2">
      <style:text-properties officeooo:rsid="006bed39" officeooo:paragraph-rsid="006bed39"/>
    </style:style>
    <style:style style:name="P52" style:family="paragraph" style:parent-style-name="Standard" style:list-style-name="L2">
      <style:text-properties officeooo:rsid="006ccd77" officeooo:paragraph-rsid="006ccd77"/>
    </style:style>
    <style:style style:name="P53" style:family="paragraph" style:parent-style-name="Standard" style:list-style-name="L2">
      <style:text-properties officeooo:rsid="006d7b32" officeooo:paragraph-rsid="006d7b32"/>
    </style:style>
    <style:style style:name="P54" style:family="paragraph" style:parent-style-name="Standard" style:list-style-name="L2">
      <style:text-properties officeooo:rsid="006ecd23" officeooo:paragraph-rsid="006ecd23"/>
    </style:style>
    <style:style style:name="P55" style:family="paragraph" style:parent-style-name="Standard" style:list-style-name="L2">
      <style:text-properties officeooo:rsid="00706f61" officeooo:paragraph-rsid="00706f61"/>
    </style:style>
    <style:style style:name="P56" style:family="paragraph" style:parent-style-name="Standard" style:list-style-name="L2">
      <style:text-properties officeooo:rsid="007181f8" officeooo:paragraph-rsid="007181f8"/>
    </style:style>
    <style:style style:name="P57" style:family="paragraph" style:parent-style-name="Standard" style:list-style-name="L2">
      <style:text-properties officeooo:rsid="0072837e" officeooo:paragraph-rsid="0072837e"/>
    </style:style>
    <style:style style:name="P58" style:family="paragraph" style:parent-style-name="Standard" style:list-style-name="L2">
      <style:text-properties officeooo:rsid="0074f81c" officeooo:paragraph-rsid="0074f81c"/>
    </style:style>
    <style:style style:name="P59" style:family="paragraph" style:parent-style-name="Standard" style:list-style-name="L2">
      <style:text-properties officeooo:rsid="00751f18" officeooo:paragraph-rsid="00751f18"/>
    </style:style>
    <style:style style:name="P60" style:family="paragraph" style:parent-style-name="Standard" style:list-style-name="L2">
      <style:text-properties officeooo:rsid="00772056" officeooo:paragraph-rsid="00772056"/>
    </style:style>
    <style:style style:name="P61" style:family="paragraph" style:parent-style-name="Standard" style:list-style-name="L2">
      <style:text-properties officeooo:rsid="007b3fe5" officeooo:paragraph-rsid="007b3fe5"/>
    </style:style>
    <style:style style:name="P62" style:family="paragraph" style:parent-style-name="Standard" style:list-style-name="L2">
      <style:text-properties officeooo:rsid="007d502f" officeooo:paragraph-rsid="007d502f"/>
    </style:style>
    <style:style style:name="P63" style:family="paragraph" style:parent-style-name="Standard" style:list-style-name="L2">
      <style:text-properties officeooo:rsid="007ec47d" officeooo:paragraph-rsid="007ec47d"/>
    </style:style>
    <style:style style:name="P64" style:family="paragraph" style:parent-style-name="Standard" style:list-style-name="L2">
      <style:text-properties officeooo:rsid="007f36aa" officeooo:paragraph-rsid="007f36aa"/>
    </style:style>
    <style:style style:name="P65" style:family="paragraph" style:parent-style-name="Standard" style:list-style-name="L2">
      <style:text-properties officeooo:rsid="008063c5" officeooo:paragraph-rsid="008063c5"/>
    </style:style>
    <style:style style:name="P66" style:family="paragraph" style:parent-style-name="Standard" style:list-style-name="L2">
      <style:text-properties officeooo:rsid="00807bb5" officeooo:paragraph-rsid="00807bb5"/>
    </style:style>
    <style:style style:name="P67" style:family="paragraph" style:parent-style-name="Standard" style:list-style-name="L2">
      <style:text-properties officeooo:rsid="00820700" officeooo:paragraph-rsid="00820700"/>
    </style:style>
    <style:style style:name="P68" style:family="paragraph" style:parent-style-name="Standard" style:list-style-name="L2">
      <style:text-properties officeooo:rsid="00846700" officeooo:paragraph-rsid="00846700"/>
    </style:style>
    <style:style style:name="P69" style:family="paragraph" style:parent-style-name="Standard" style:list-style-name="L2">
      <style:text-properties officeooo:rsid="00857f40" officeooo:paragraph-rsid="00857f40"/>
    </style:style>
    <style:style style:name="P70" style:family="paragraph" style:parent-style-name="Standard" style:list-style-name="L2">
      <style:text-properties officeooo:rsid="008638fc" officeooo:paragraph-rsid="008638fc"/>
    </style:style>
    <style:style style:name="P71" style:family="paragraph" style:parent-style-name="Standard" style:list-style-name="L2">
      <style:text-properties officeooo:rsid="008781f2" officeooo:paragraph-rsid="008781f2"/>
    </style:style>
    <style:style style:name="P72" style:family="paragraph" style:parent-style-name="Standard" style:list-style-name="L2">
      <style:text-properties officeooo:rsid="0088de45" officeooo:paragraph-rsid="0088de45"/>
    </style:style>
    <style:style style:name="P73" style:family="paragraph" style:parent-style-name="Standard" style:list-style-name="L2">
      <style:text-properties officeooo:rsid="008a9ed9" officeooo:paragraph-rsid="008a9ed9"/>
    </style:style>
    <style:style style:name="P74" style:family="paragraph" style:parent-style-name="Standard" style:list-style-name="L2">
      <style:text-properties officeooo:rsid="008a9ed9" officeooo:paragraph-rsid="008b974a"/>
    </style:style>
    <style:style style:name="P75" style:family="paragraph" style:parent-style-name="Standard" style:list-style-name="L2">
      <style:text-properties officeooo:rsid="00928621" officeooo:paragraph-rsid="00928621"/>
    </style:style>
    <style:style style:name="P76" style:family="paragraph" style:parent-style-name="Standard" style:list-style-name="L2">
      <style:text-properties officeooo:rsid="0094298e" officeooo:paragraph-rsid="0094298e"/>
    </style:style>
    <style:style style:name="P77" style:family="paragraph" style:parent-style-name="Standard" style:list-style-name="L2">
      <style:text-properties officeooo:rsid="00962332" officeooo:paragraph-rsid="00962332"/>
    </style:style>
    <style:style style:name="P78" style:family="paragraph" style:parent-style-name="Standard" style:list-style-name="L2">
      <style:text-properties officeooo:rsid="0097f9b1" officeooo:paragraph-rsid="0097f9b1"/>
    </style:style>
    <style:style style:name="P79" style:family="paragraph" style:parent-style-name="Standard" style:list-style-name="L2">
      <style:text-properties officeooo:rsid="0099a742" officeooo:paragraph-rsid="0099a742"/>
    </style:style>
    <style:style style:name="P80" style:family="paragraph" style:parent-style-name="Standard" style:list-style-name="L2">
      <style:text-properties officeooo:rsid="009b3281" officeooo:paragraph-rsid="009b3281"/>
    </style:style>
    <style:style style:name="P8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58717c" officeooo:paragraph-rsid="0058717c"/>
    </style:style>
    <style:style style:name="T1" style:family="text">
      <style:text-properties officeooo:rsid="002cc0e7"/>
    </style:style>
    <style:style style:name="T2" style:family="text">
      <style:text-properties officeooo:rsid="002e3f25"/>
    </style:style>
    <style:style style:name="T3" style:family="text">
      <style:text-properties officeooo:rsid="003d2d1d"/>
    </style:style>
    <style:style style:name="T4" style:family="text">
      <style:text-properties officeooo:rsid="003f3dd5"/>
    </style:style>
    <style:style style:name="T5" style:family="text">
      <style:text-properties officeooo:rsid="005df7c5"/>
    </style:style>
    <style:style style:name="T6" style:family="text">
      <style:text-properties officeooo:rsid="007723dd"/>
    </style:style>
    <style:style style:name="T7" style:family="text">
      <style:text-properties officeooo:rsid="0087394c"/>
    </style:style>
    <style:style style:name="T8" style:family="text">
      <style:text-properties officeooo:rsid="008b974a"/>
    </style:style>
    <style:style style:name="T9" style:family="text">
      <style:text-properties officeooo:rsid="008bf631"/>
    </style:style>
    <style:style style:name="T10" style:family="text">
      <style:text-properties officeooo:rsid="009038ba"/>
    </style:style>
    <style:style style:name="T11" style:family="text">
      <style:text-properties officeooo:rsid="009b32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 time networks, forelesning 2 </text:p>
      <text:p text:style-name="P1"/>
      <text:list xml:id="list421639079639193872" text:style-name="L1">
        <text:list-item>
          <text:p text:style-name="P2">TDMA</text:p>
          <text:list>
            <text:list-item>
              <text:p text:style-name="P3">Hver node har en (eller flere) slots med tid </text:p>
            </text:list-item>
            <text:list-item>
              <text:p text:style-name="P3">Vanligvis TDMA eler «real TDMA»</text:p>
            </text:list-item>
            <text:list-item>
              <text:p text:style-name="P4">Sentralisert aksess protokoll</text:p>
              <text:list>
                <text:list-item>
                  <text:p text:style-name="P4">Polling of probing </text:p>
                </text:list-item>
              </text:list>
            </text:list-item>
            <text:list-item>
              <text:p text:style-name="P4">Desantrliserte teknikker </text:p>
            </text:list-item>
            <text:list-item>
              <text:p text:style-name="P4">Reservasjoner </text:p>
            </text:list-item>
          </text:list>
        </text:list-item>
        <text:list-item>
          <text:p text:style-name="P4">Sentralisert aksess</text:p>
          <text:list>
            <text:list-item>
              <text:p text:style-name="P4">En master, og N slaver </text:p>
              <text:list>
                <text:list-item>
                  <text:p text:style-name="P5">Masteren bestemmer når slavene får snakke</text:p>
                </text:list-item>
              </text:list>
            </text:list-item>
            <text:list-item>
              <text:p text:style-name="P6">Fordeler </text:p>
              <text:list>
                <text:list-item>
                  <text:p text:style-name="P6">Det er veldig enkelt, og man kan regne ut worst case polling time, og man kan si veldig mye om man kjenner tiden en slave trenger for å svare</text:p>
                </text:list-item>
              </text:list>
            </text:list-item>
            <text:list-item>
              <text:p text:style-name="P6">Ulemper </text:p>
              <text:list>
                <text:list-item>
                  <text:p text:style-name="P6">Om masteren dør får man problemer </text:p>
                </text:list-item>
                <text:list-item>
                  <text:p text:style-name="P6">Masteren er med i hver overføring =&gt; Ekstra forsinkelser</text:p>
                </text:list-item>
                <text:list-item>
                  <text:p text:style-name="P7">Ikke veldig effektict når få slaver er aktive (eller flere slaver)</text:p>
                  <text:list>
                    <text:list-item>
                      <text:p text:style-name="P7">Kan forbedres via probing </text:p>
                    </text:list-item>
                    <text:list-item>
                      <text:p text:style-name="P8">Man spør om hele grupper har noe å si. </text:p>
                      <text:list>
                        <text:list-item>
                          <text:p text:style-name="P9">=&gt; Man kan binærsøke seg frem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Desentraliserte teknikker </text:p>
          <text:list>
            <text:list-item>
              <text:p text:style-name="P11">De er ganske utbredt </text:p>
              <text:list>
                <text:list-item>
                  <text:p text:style-name="P11">Mer reliable (Ingen single point of failure)</text:p>
                </text:list-item>
                <text:list-item>
                  <text:p text:style-name="P11">Aksess delays er ofte kortere</text:p>
                </text:list-item>
                <text:list-item>
                  <text:p text:style-name="P11">Bedre bruk av båndbreddn </text:p>
                </text:list-item>
                <text:list-item>
                  <text:p text:style-name="P11">Ingen behov for planlegging </text:p>
                </text:list-item>
              </text:list>
            </text:list-item>
            <text:list-item>
              <text:p text:style-name="P11">Ulemper </text:p>
              <text:list>
                <text:list-item>
                  <text:p text:style-name="P11">Ofte mer komplekse </text:p>
                </text:list-item>
                <text:list-item>
                  <text:p text:style-name="P11">Ikke altid så lett å forutsi egenskaper med tids-bruk </text:p>
                </text:list-item>
              </text:list>
            </text:list-item>
            <text:list-item>
              <text:p text:style-name="P12">Mange forskjellige måter</text:p>
              <text:list>
                <text:list-item>
                  <text:p text:style-name="P12">Statisk </text:p>
                </text:list-item>
                <text:list-item>
                  <text:p text:style-name="P12">Distributed probing</text:p>
                </text:list-item>
                <text:list-item>
                  <text:p text:style-name="P12">ALOHA <text:span text:style-name="T2">=&gt; Sender bare, reransmiter tilfeldig ved kollisjon</text:span></text:p>
                </text:list-item>
                <text:list-item>
                  <text:p text:style-name="P12"><text:span text:style-name="T1">C</text:span>arrier Sense Multiple ccess (CSMA) <text:span text:style-name="T1">=&gt; Man hører om linjen brukes før man sender</text:span></text:p>
                </text:list-item>
                <text:list-item>
                  <text:p text:style-name="P12">Eternet</text:p>
                </text:list-item>
                <text:list-item>
                  <text:p text:style-name="P12">CSMA/CA <text:s/></text:p>
                </text:list-item>
                <text:list-item>
                  <text:p text:style-name="P12">Token bus </text:p>
                </text:list-item>
                <text:list-item>
                  <text:p text:style-name="P12">Token ring</text:p>
                </text:list-item>
              </text:list>
            </text:list-item>
            <text:list-item>
              <text:p text:style-name="P13">Token ring kan forenes med sanntidsberegninger, men ingen snakker om tokens lenger</text:p>
            </text:list-item>
          </text:list>
        </text:list-item>
        <text:list-item>
          <text:p text:style-name="P14">Reservation </text:p>
          <text:list>
            <text:list-item>
              <text:p text:style-name="P14">N en node vil sende (for en lengere periode)</text:p>
              <text:list>
                <text:list-item>
                  <text:p text:style-name="P14">Får askess og signaliserer forespørselen sin </text:p>
                </text:list-item>
                <text:list-item>
                  <text:p text:style-name="P14">Rewuests gis og resurser blir allokert </text:p>
                  <text:list>
                    <text:list-item>
                      <text:p text:style-name="P14">Ressurser kan være timeslots eller medium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Send Data No acknowledge (SDN)</text:p>
          <text:list>
            <text:list-item>
              <text:p text:style-name="P15">Ingen tids-problemer utenom aksess-kontroll </text:p>
            </text:list-item>
            <text:list-item>
              <text:p text:style-name="P15"><text:soft-page-break/>Mulig respons er separert (legger til tid)</text:p>
            </text:list-item>
            <text:list-item>
              <text:p text:style-name="P15">Kan brukes til å synkronisere (multicast eller broadcast) </text:p>
            </text:list-item>
            <text:list-item>
              <text:p text:style-name="P16">Finnes også SDA (Send data with Ack)</text:p>
              <text:list>
                <text:list-item>
                  <text:p text:style-name="P16">Ingen temporal problem </text:p>
                </text:list-item>
                <text:list-item>
                  <text:p text:style-name="P16">Mulig respons er separert (Legger til tid) </text:p>
                </text:list-item>
                <text:list-item>
                  <text:p text:style-name="P17">Fører til en forsinkelse, </text:p>
                </text:list-item>
              </text:list>
            </text:list-item>
            <text:list-item>
              <text:p text:style-name="P17">Request Data with Response <text:span text:style-name="T3">(SDR) </text:span></text:p>
              <text:list>
                <text:list-item>
                  <text:p text:style-name="P18">«Slaven» må legge ut data som den har tenkt til å svare med</text:p>
                </text:list-item>
                <text:list-item>
                  <text:p text:style-name="P19">Bra for å decouple forespørsler fra provider-applikasjoner</text:p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list xml:id="list134611511920971" text:continue-numbering="true" text:style-name="L1">
        <text:list-item>
          <text:p text:style-name="P21">Netverks-laget</text:p>
          <text:list>
            <text:list-item>
              <text:p text:style-name="P22">Routing, <text:span text:style-name="T4">QoS negotiation, pakke-buffering og scheduling</text:span></text:p>
            </text:list-item>
            <text:list-item>
              <text:p text:style-name="P23">Resource management </text:p>
            </text:list-item>
            <text:list-item>
              <text:p text:style-name="P23">Metrics</text:p>
            </text:list-item>
            <text:list-item>
              <text:p text:style-name="P24">Gjør det mulig med QoS routing av data</text:p>
            </text:list-item>
            <text:list-item>
              <text:p text:style-name="P25">Fremgangsmåter</text:p>
              <text:list>
                <text:list-item>
                  <text:p text:style-name="P25">Statefil:</text:p>
                  <text:list>
                    <text:list-item>
                      <text:p text:style-name="P25">Hndtere <text:s/>per flow state &amp; utføre per flow operasjoner</text:p>
                      <text:list>
                        <text:list-item>
                          <text:p text:style-name="P25">Intserv + RSVP</text:p>
                        </text:list-item>
                      </text:list>
                    </text:list-item>
                  </text:list>
                </text:list-item>
                <text:list-item>
                  <text:p text:style-name="P25">Stateless </text:p>
                  <text:list>
                    <text:list-item>
                      <text:p text:style-name="P25">Man grupperer de sammen, eller noe slikt i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Session later</text:p>
          <text:list>
            <text:list-item>
              <text:p text:style-name="P26">Check points </text:p>
              <text:list>
                <text:list-item>
                  <text:p text:style-name="P26">Frequency of check-points affects the time used for a recovery. </text:p>
                </text:list-item>
              </text:list>
            </text:list-item>
          </text:list>
        </text:list-item>
        <text:list-item>
          <text:p text:style-name="P26">Presentation layer</text:p>
          <text:list>
            <text:list-item>
              <text:p text:style-name="P26">Comåression </text:p>
            </text:list-item>
          </text:list>
        </text:list-item>
        <text:list-item>
          <text:p text:style-name="P27">Time delay er uforutsigbart, siden det kommer ann på serveren. </text:p>
        </text:list-item>
        <text:list-item>
          <text:p text:style-name="P28">I beste fall får man variabel forsinkelse for klienten. I verste fall for hele nettet</text:p>
        </text:list-item>
      </text:list>
      <text:p text:style-name="P29"/>
      <text:p text:style-name="P29"/>
      <text:p text:style-name="P29"/>
      <text:list xml:id="list134611334165187" text:continue-numbering="true" text:style-name="L1">
        <text:list-item>
          <text:p text:style-name="P28">Publish -subscriber brukes mer nå </text:p>
          <text:list>
            <text:list-item>
              <text:p text:style-name="P30">Publisheren sender bare ut. </text:p>
            </text:list-item>
            <text:list-item>
              <text:p text:style-name="P30">Subscriberne reagerer bare på de som er rellevant for dem </text:p>
            </text:list-item>
            <text:list-item>
              <text:p text:style-name="P31">Av og til har man en briker, som matcher publishers og subscribers</text:p>
            </text:list-item>
            <text:list-item>
              <text:p text:style-name="P32">Men vi venter ikke på et svar.</text:p>
            </text:list-item>
            <text:list-item>
              <text:p text:style-name="P33">I en publish-subscribe- setting trenger man ikke en ID for noder</text:p>
              <text:list>
                <text:list-item>
                  <text:p text:style-name="P33">Temporal decoupling mellom publisher og bruker </text:p>
                </text:list-item>
                <text:list-item>
                  <text:p text:style-name="P33">Produver-consumer</text:p>
                </text:list-item>
              </text:list>
            </text:list-item>
          </text:list>
        </text:list-item>
        <text:list-item>
          <text:p text:style-name="P34">Refferanser i slidsene. </text:p>
        </text:list-item>
        <text:list-item>
          <text:p text:style-name="P35">Ieeexplore.ieee.org </text:p>
          <text:list>
            <text:list-item>
              <text:p text:style-name="P35">Man har tilgang til ppers fra dem sp lenge man er på campus eller VPN</text:p>
            </text:list-item>
            <text:list-item>
              <text:p text:style-name="P36">acm.org (Digitalt bibliotek) </text:p>
            </text:list-item>
          </text:list>
        </text:list-item>
      </text:list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81">DEL 2 </text:p>
      <text:p text:style-name="P38"/>
      <text:p text:style-name="P39">Controller Area Network </text:p>
      <text:list xml:id="list6159251288213651888" text:style-name="L2">
        <text:list-item>
          <text:p text:style-name="P40">CAN</text:p>
          <text:list>
            <text:list-item>
              <text:p text:style-name="P41">En av de trådbindede løsningene</text:p>
            </text:list-item>
            <text:list-item>
              <text:p text:style-name="P42">Tre lag <text:span text:style-name="T5">(Støtter ikke routing)</text:span></text:p>
            </text:list-item>
            <text:list-item>
              <text:p text:style-name="P43">Forbedrer real-time properties </text:p>
            </text:list-item>
            <text:list-item>
              <text:p text:style-name="P44">Flere forskjellige forslag til Applikasjons-lag</text:p>
            </text:list-item>
            <text:list-item>
              <text:p text:style-name="P45">Skal kunne beskytte mot fault og failure</text:p>
              <text:list>
                <text:list-item>
                  <text:p text:style-name="P46">Biler har mye elektromagnetisk støy=&gt; Can håndterer dette godt </text:p>
                </text:list-item>
                <text:list-item>
                  <text:p text:style-name="P47">Variamter ...</text:p>
                </text:list-item>
              </text:list>
            </text:list-item>
            <text:list-item>
              <text:p text:style-name="P48">Fysisk lag</text:p>
              <text:list>
                <text:list-item>
                  <text:p text:style-name="P48">Det er en terminert buss. </text:p>
                </text:list-item>
                <text:list-item>
                  <text:p text:style-name="P49">Twisted pair </text:p>
                </text:list-item>
                <text:list-item>
                  <text:p text:style-name="P49">Alle noder er forbundet til en enkel kabel </text:p>
                </text:list-item>
                <text:list-item>
                  <text:p text:style-name="P50">Kabelen er terminert i enden, for å unngå refleksjoner </text:p>
                  <text:list>
                    <text:list-item>
                      <text:p text:style-name="P50">Det er ikke egentlig resistorer i endene, men vi kan se på det som det. </text:p>
                    </text:list-item>
                  </text:list>
                </text:list-item>
                <text:list-item>
                  <text:p text:style-name="P51">Twisted pair</text:p>
                  <text:list>
                    <text:list-item>
                      <text:p text:style-name="P51">Fordi hver sirkel vil sørge for at spenningene som induseres i hver av dem vil gå i motsatt retning =&gt; Mindre støy</text:p>
                    </text:list-item>
                    <text:list-item>
                      <text:p text:style-name="P52">Shielded twisted pair: Man tar et faradhay bur om paret. </text:p>
                    </text:list-item>
                  </text:list>
                </text:list-item>
                <text:list-item>
                  <text:p text:style-name="P53">Det er en mulighet for å ta inn fiberoptikk, men det er ikke standart </text:p>
                </text:list-item>
                <text:list-item>
                  <text:p text:style-name="P54">Avstanden mellom bussen og CAN-kontrolleren er 30 cm </text:p>
                </text:list-item>
                <text:list-item>
                  <text:p text:style-name="P55">Tommelfingerregel: Om man deler hastigheten på 10 kan man gå 10 ganger lengre ...</text:p>
                </text:list-item>
                <text:list-item>
                  <text:p text:style-name="P56">Man kan ikke ha mange noder på bussen. </text:p>
                </text:list-item>
              </text:list>
            </text:list-item>
            <text:list-item>
              <text:p text:style-name="P57">CAN-Meldingene</text:p>
              <text:list>
                <text:list-item>
                  <text:p text:style-name="P57">Man må vite klokken på bitsene</text:p>
                </text:list-item>
                <text:list-item>
                  <text:p text:style-name="P57">Man må vite fasen</text:p>
                </text:list-item>
                <text:list-item>
                  <text:p text:style-name="P58">Om man har <text:span text:style-name="T6">4</text:span> etterfølgene 0 må man sette inn en 0 etterpå</text:p>
                  <text:list>
                    <text:list-item>
                      <text:p text:style-name="P58">Det samme gjelder for 1-ere </text:p>
                    </text:list-item>
                    <text:list-item>
                      <text:p text:style-name="P59">Dette er for å kunne skille mellom meldinger som har velgig like signaler og en linje uten sending.</text:p>
                    </text:list-item>
                    <text:list-item>
                      <text:p text:style-name="P59">Gir også synkronisering mellom sender og mottaker </text:p>
                    </text:list-item>
                  </text:list>
                </text:list-item>
                <text:list-item>
                  <text:p text:style-name="P59">Starten av en melding er en negativ flanke </text:p>
                  <text:list>
                    <text:list-item>
                      <text:p text:style-name="P60">Stillhet er alltid 1</text:p>
                    </text:list-item>
                  </text:list>
                </text:list-item>
                <text:list-item>
                  <text:p text:style-name="P61">0 er et nomminant bit </text:p>
                  <text:list>
                    <text:list-item>
                      <text:p text:style-name="P62">=&gt; Bruker dette for prioritert aksess-kontroll </text:p>
                    </text:list-item>
                  </text:list>
                </text:list-item>
                <text:list-item>
                  <text:p text:style-name="P63">Adressing </text:p>
                  <text:list>
                    <text:list-item>
                      <text:p text:style-name="P64">Hvs brukt for å identifisere en node </text:p>
                      <text:list>
                        <text:list-item>
                          <text:p text:style-name="P64">Kilder (Data) eller destinasjoner (request) til en meldinger</text:p>
                        </text:list-item>
                        <text:list-item>
                          <text:p text:style-name="P64">Vanligvis blir det brukt for å identifisere payloaden</text:p>
                        </text:list-item>
                      </text:list>
                    </text:list-item>
                  </text:list>
                </text:list-item>
                <text:list-item>
                  <text:p text:style-name="P65">Error detection </text:p>
                  <text:list>
                    <text:list-item>
                      <text:p text:style-name="P65">Flere måter </text:p>
                    </text:list-item>
                    <text:list-item>
                      <text:p text:style-name="P65"><text:soft-page-break/>CRC</text:p>
                    </text:list-item>
                    <text:list-item>
                      <text:p text:style-name="P65">Frame check </text:p>
                    </text:list-item>
                    <text:list-item>
                      <text:p text:style-name="P65">ACK errors </text:p>
                      <text:list>
                        <text:list-item>
                          <text:p text:style-name="P66">Et bit på slutten av pakken, som ikek nødvendigvis er en ekte ack </text:p>
                        </text:list-item>
                      </text:list>
                    </text:list-item>
                    <text:list-item>
                      <text:p text:style-name="P67">Bit stuffing</text:p>
                    </text:list-item>
                  </text:list>
                </text:list-item>
                <text:list-item>
                  <text:p text:style-name="P68">Tre states </text:p>
                  <text:list>
                    <text:list-item>
                      <text:p text:style-name="P68">Error passive</text:p>
                    </text:list-item>
                    <text:list-item>
                      <text:p text:style-name="P68">Error active </text:p>
                    </text:list-item>
                    <text:list-item>
                      <text:p text:style-name="P68">Bus off</text:p>
                    </text:list-item>
                  </text:list>
                </text:list-item>
                <text:list-item>
                  <text:p text:style-name="P69">Error frame </text:p>
                  <text:list>
                    <text:list-item>
                      <text:p text:style-name="P70">Om man er aktiv sender man 6 dominante bits <text:span text:style-name="T7">=&gt; Alle noder på nettet detekterer en feil </text:span></text:p>
                    </text:list-item>
                    <text:list-item>
                      <text:p text:style-name="P71">Passive=&gt; Man sender 6 recessive bits </text:p>
                    </text:list-item>
                    <text:list-item>
                      <text:p text:style-name="P71">Dette bryter med stuffingen, som betyr at alle <text:s/>andre sender også en feilmelding </text:p>
                    </text:list-item>
                  </text:list>
                </text:list-item>
                <text:list-item>
                  <text:p text:style-name="P72">Automatic retransmission </text:p>
                </text:list-item>
                <text:list-item>
                  <text:p text:style-name="P73">Alle meldinger sendes i broadcast</text:p>
                  <text:list>
                    <text:list-item>
                      <text:p text:style-name="P74">Noder filtrerer <text:span text:style-name="T8">med hensyn på lokale filtre</text:span></text:p>
                    </text:list-item>
                  </text:list>
                </text:list-item>
                <text:list-item>
                  <text:p text:style-name="P74"><text:span text:style-name="T9">Ack </text:span><text:s/><text:span text:style-name="T10">Acken betyr at alle nodene som mota pakken har mottatt den korrekt </text:span></text:p>
                  <text:list>
                    <text:list-item>
                      <text:p text:style-name="P75">Dette sendes ogsp av alle andre </text:p>
                    </text:list-item>
                    <text:list-item>
                      <text:p text:style-name="P75">Det er en garanti for at mottakeren ikke har mottatt det feil. Det er IKKE en ack for at mottakeren faktisk har mottatt det. </text:p>
                    </text:list-item>
                    <text:list-item>
                      <text:p text:style-name="P76">En node som er opptatt kan sende en overloaded bit sekvens </text:p>
                    </text:list-item>
                  </text:list>
                </text:list-item>
                <text:list-item>
                  <text:p text:style-name="P77">Temporal analysis </text:p>
                  <text:list>
                    <text:list-item>
                      <text:p text:style-name="P78">I prinsippet fungerer ikke CAN </text:p>
                      <text:list>
                        <text:list-item>
                          <text:p text:style-name="P80">CAN er i prinsippet urettferdig. </text:p>
                        </text:list-item>
                        <text:list-item>
                          <text:p text:style-name="P79">En node med prioritet 0 <text:span text:style-name="T11">kan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0:14:47.659533383</meta:creation-date>
    <meta:generator>LibreOffice/5.1.6.2$Linux_X86_64 LibreOffice_project/10m0$Build-2</meta:generator>
    <dc:date>2019-02-25T12:00:39.526052025</dc:date>
    <meta:editing-duration>PT1H44M55S</meta:editing-duration>
    <meta:editing-cycles>111</meta:editing-cycles>
    <meta:document-statistic meta:table-count="0" meta:image-count="0" meta:object-count="0" meta:page-count="4" meta:paragraph-count="149" meta:word-count="1026" meta:character-count="5479" meta:non-whitespace-character-count="4658"/>
  </office:meta>
</office:document-meta>
</file>